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thods VS Tim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Time (sec)</text:p>
          </table:table-cell>
          <table:table-cell/>
          <table:table-cell office:value-type="string" calcext:value-type="string">
            <text:p>Threshold Taken = 60% for all these</text:p>
          </table:table-cell>
          <table:table-cell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53.963" calcext:value-type="float">
            <text:p>53.963</text:p>
          </table:table-cell>
          <table:table-cell/>
          <table:table-cell office:value-type="string" calcext:value-type="string">
            <text:p>Bucket = 10</text:p>
          </table:table-cell>
          <table:table-cell/>
        </table:table-row>
        <table:table-row table:style-name="ro2">
          <table:table-cell office:value-type="string" calcext:value-type="string">
            <text:p>+Loose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Here threshold also effects time taken as Ubound depends on it.</text:p>
          </table:table-cell>
          <table:table-cell/>
        </table:table-row>
        <table:table-row table:style-name="ro2">
          <table:table-cell office:value-type="string" calcext:value-type="string">
            <text:p>+Strict</text:p>
          </table:table-cell>
          <table:table-cell office:value-type="float" office:value="41.733" calcext:value-type="float">
            <text:p>41.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office:value-type="float" office:value="47.581" calcext:value-type="float">
            <text:p>47.5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office:value-type="float" office:value="43.681" calcext:value-type="float">
            <text:p>43.6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office:value-type="float" office:value="35.624" calcext:value-type="float">
            <text:p>35.62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'+’ indicates “in addition to”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hods VS SpeedUp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Loose</text:p>
          </table:table-cell>
          <table:table-cell table:formula="of:=53.963/41.93" office:value-type="float" office:value="1.28697829716194" calcext:value-type="float">
            <text:p>1.28697829716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rict</text:p>
          </table:table-cell>
          <table:table-cell table:formula="of:=53.963/41.733" office:value-type="float" office:value="1.29305345889344" calcext:value-type="float">
            <text:p>1.293053458893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table:formula="of:=53.963/47.581" office:value-type="float" office:value="1.1341291692062" calcext:value-type="float">
            <text:p>1.13412916920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table:formula="of:=53.963/43.681" office:value-type="float" office:value="1.23538838396557" calcext:value-type="float">
            <text:p>1.235388383965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table:formula="of:=53.963/35.624" office:value-type="float" office:value="1.51479339770941" calcext:value-type="float">
            <text:p>1.51479339770941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Similar Pair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Similar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99" calcext:value-type="float">
            <text:p>179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2569" calcext:value-type="float">
            <text:p>112569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023" calcext:value-type="float">
            <text:p>3023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9023" calcext:value-type="float">
            <text:p>21902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26237" calcext:value-type="float">
            <text:p>1226237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351815" calcext:value-type="float">
            <text:p>3351815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/Qualifying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/Qualifying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83/8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83/8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100/90" office:value-type="float" office:value="1.11111111111111" calcext:value-type="float">
            <text:p>1.11111111111111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220/131" office:value-type="float" office:value="1.6793893129771" calcext:value-type="float">
            <text:p>1.6793893129771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724/160" office:value-type="float" office:value="4.525" calcext:value-type="float">
            <text:p>4.52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3023/198" office:value-type="float" office:value="15.2676767676768" calcext:value-type="float">
            <text:p>15.2676767676768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219023/299" office:value-type="float" office:value="732.51839464883" calcext:value-type="float">
            <text:p>732.5183946488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1226237/1799" office:value-type="float" office:value="681.621456364647" calcext:value-type="float">
            <text:p>681.621456364647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3351815/112569" office:value-type="float" office:value="29.7756487132337" calcext:value-type="float">
            <text:p>29.77564871323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8:41:29.670136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07:56.109363567</meta:creation-date>
    <dc:date>2021-01-06T19:14:03.070120614</dc:date>
    <meta:editing-duration>PT20M58S</meta:editing-duration>
    <meta:editing-cycles>4</meta:editing-cycles>
    <meta:generator>LibreOffice/6.0.7.3$Linux_X86_64 LibreOffice_project/00m0$Build-3</meta:generator>
    <meta:document-statistic meta:table-count="1" meta:cell-count="97" meta:object-count="0"/>
  </office:meta>
</office:document-meta>
</file>